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officeooo:rsid="00147935" officeooo:paragraph-rsid="00147935"/>
    </style:style>
    <style:style style:name="P2" style:family="paragraph" style:parent-style-name="Standard">
      <style:text-properties officeooo:rsid="0017ff7c" officeooo:paragraph-rsid="0017ff7c"/>
    </style:style>
    <style:style style:name="P3" style:family="paragraph" style:parent-style-name="Standard">
      <style:text-properties officeooo:rsid="0018f5fb" officeooo:paragraph-rsid="0018f5fb"/>
    </style:style>
    <style:style style:name="P4" style:family="paragraph" style:parent-style-name="Standard">
      <style:text-properties officeooo:rsid="0019d027" officeooo:paragraph-rsid="0019d027"/>
    </style:style>
    <style:style style:name="P5" style:family="paragraph" style:parent-style-name="Standard">
      <style:text-properties officeooo:rsid="001bb849" officeooo:paragraph-rsid="001bb849"/>
    </style:style>
    <style:style style:name="P6" style:family="paragraph" style:parent-style-name="Standard">
      <style:text-properties officeooo:rsid="001ce687" officeooo:paragraph-rsid="001ce687"/>
    </style:style>
    <style:style style:name="P7" style:family="paragraph" style:parent-style-name="Standard">
      <style:text-properties officeooo:rsid="001de020" officeooo:paragraph-rsid="001de020"/>
    </style:style>
    <style:style style:name="P8" style:family="paragraph" style:parent-style-name="Standard">
      <style:text-properties officeooo:rsid="001e6bbb" officeooo:paragraph-rsid="001e6bbb"/>
    </style:style>
    <style:style style:name="P9" style:family="paragraph" style:parent-style-name="Standard">
      <style:text-properties officeooo:rsid="001ebdd7" officeooo:paragraph-rsid="001ebdd7"/>
    </style:style>
    <style:style style:name="P10" style:family="paragraph" style:parent-style-name="Standard">
      <style:text-properties officeooo:rsid="00207324" officeooo:paragraph-rsid="00207324"/>
    </style:style>
    <style:style style:name="P11" style:family="paragraph" style:parent-style-name="Standard">
      <style:text-properties officeooo:rsid="00224011" officeooo:paragraph-rsid="00224011"/>
    </style:style>
    <style:style style:name="P12" style:family="paragraph" style:parent-style-name="Standard">
      <style:text-properties officeooo:rsid="00224011" officeooo:paragraph-rsid="00227350"/>
    </style:style>
    <style:style style:name="P13" style:family="paragraph" style:parent-style-name="Standard">
      <style:text-properties officeooo:rsid="002412ee" officeooo:paragraph-rsid="002412ee"/>
    </style:style>
    <style:style style:name="P14" style:family="paragraph" style:parent-style-name="Standard">
      <style:text-properties officeooo:rsid="0024fe99" officeooo:paragraph-rsid="0024fe99"/>
    </style:style>
    <style:style style:name="P15" style:family="paragraph" style:parent-style-name="Standard">
      <style:text-properties officeooo:rsid="002527e0" officeooo:paragraph-rsid="002527e0"/>
    </style:style>
    <style:style style:name="P16" style:family="paragraph" style:parent-style-name="Standard">
      <style:text-properties officeooo:rsid="0025c273" officeooo:paragraph-rsid="0025c273"/>
    </style:style>
    <style:style style:name="T1" style:family="text">
      <style:text-properties officeooo:rsid="001ce687"/>
    </style:style>
    <style:style style:name="T2" style:family="text">
      <style:text-properties officeooo:rsid="001ebdd7"/>
    </style:style>
    <style:style style:name="T3" style:family="text">
      <style:text-properties officeooo:rsid="00227350"/>
    </style:style>
    <style:style style:name="T4" style:family="text">
      <style:text-properties officeooo:rsid="0025c2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w to write a simple image gallery </text:p>
      <text:p text:style-name="P1"/>
      <text:p text:style-name="P2">Today I want to show how to write an simple image slider to view images with descriptions. I’ve came to this idea because I’m travelling at the moment and wanted to share my pictures with friends and family. All existing library's I’ve found doesn’t fit for me. They were to complex and feature-rich and mostly to complex to configure to my use-case so I’ve decided to write one at my one.</text:p>
      <text:p text:style-name="P2"/>
      <text:p text:style-name="P3">The Markup</text:p>
      <text:p text:style-name="P3"/>
      <text:p text:style-name="P3">For this gallery we create a full with and height layout with an responsive image and two arrow buttons to navigate through the images.</text:p>
      <text:p text:style-name="P3"/>
      <text:p text:style-name="P4">The markup looks as follows:</text:p>
      <text:p text:style-name="P3"/>
      <text:p text:style-name="P3"><text:s/>##code</text:p>
      <text:p text:style-name="P3"/>
      <text:p text:style-name="P4">For the arrows on the buttons we are using the Unicode characters and the image source will be dynamically changed via JavaScript.</text:p>
      <text:p text:style-name="P4"/>
      <text:p text:style-name="P4">The CSS</text:p>
      <text:p text:style-name="P4"/>
      <text:p text:style-name="P5">So we want to achieve an full width and height layout...</text:p>
      <text:p text:style-name="P5"/>
      <text:p text:style-name="P5">## code</text:p>
      <text:p text:style-name="P5"/>
      <text:p text:style-name="P5">Now the positioning and styling of the navigation-buttons…</text:p>
      <text:p text:style-name="P5"/>
      <text:p text:style-name="P5">##code</text:p>
      <text:p text:style-name="P5"/>
      <text:p text:style-name="P5">The last thing we need to do is to <text:span text:style-name="T1">center</text:span> the image and to <text:span text:style-name="T1">set the image responsive by setting a max width off 100% and height to auto we also need to consider different image orientations.</text:span></text:p>
      <text:p text:style-name="P5"/>
      <text:p text:style-name="P6">##code</text:p>
      <text:p text:style-name="P6"/>
      <text:p text:style-name="P7">##picture</text:p>
      <text:p text:style-name="P7"/>
      <text:p text:style-name="P8">The JavaScript</text:p>
      <text:p text:style-name="P8"/>
      <text:p text:style-name="P8">Now we need to give the gallery thee function to change the picture.</text:p>
      <text:p text:style-name="P8">So we create a function gallery and first cache relevant DOM elements:</text:p>
      <text:p text:style-name="P8"/>
      <text:p text:style-name="P8">Then we set up the different <text:span text:style-name="T2">e</text:span>vent-<text:span text:style-name="T2">l</text:span>isteners. <text:span text:style-name="T2">We basically want to listen to two event types. The first one is clicking on one of the navigation-buttons and the other on is using the left or right arrow keys. For simplification we use only one event-listener for key down and differ later in the function ‘keyPressed’.</text:span></text:p>
      <text:p text:style-name="P9"/>
      <text:p text:style-name="P10"><text:soft-page-break/>In the function ‘slide’ and ‘keyPressed’ we are modifying a global index variable and calling afterwards the render function witch modifys the image source.</text:p>
      <text:p text:style-name="P9"><text:s text:c="2"/></text:p>
      <text:p text:style-name="P10">##code</text:p>
      <text:p text:style-name="P10"/>
      <text:p text:style-name="P10">Afterwards we only need to call this function by passing an array of image sources.</text:p>
      <text:p text:style-name="P10"/>
      <text:p text:style-name="P10">##code</text:p>
      <text:p text:style-name="P10"/>
      <text:p text:style-name="P11">So we did it!</text:p>
      <text:p text:style-name="P11"/>
      <text:p text:style-name="P11">But that's to basic!</text:p>
      <text:p text:style-name="P11"/>
      <text:p text:style-name="P11">Yeah I now for my purpose I wanted to give my family and friends an description to some of my photos. Also does this gallery deliver a bad user experience while loading each picture so lets also create some preloading.</text:p>
      <text:p text:style-name="P11"/>
      <text:p text:style-name="P11">Description</text:p>
      <text:p text:style-name="P11"/>
      <text:p text:style-name="P11">First we need to add an description div to the markup:</text:p>
      <text:p text:style-name="P11"/>
      <text:p text:style-name="P11">##code</text:p>
      <text:p text:style-name="P11"/>
      <text:p text:style-name="P12"><text:span text:style-name="T3">Then we style it so that’s in the bottom of the image, transparent and more important that its only visible when necessary.</text:span></text:p>
      <text:p text:style-name="P12"/>
      <text:p text:style-name="P12"><text:span text:style-name="T3">##code <text:s/></text:span></text:p>
      <text:p text:style-name="P12"/>
      <text:p text:style-name="P13">Now I wanted to pass an array to the function gallery like this: </text:p>
      <text:p text:style-name="P13"/>
      <text:p text:style-name="P13">##code</text:p>
      <text:p text:style-name="P13"/>
      <text:p text:style-name="P13">If an description exist the description should be visible with the description text. So our new render function looks like this:</text:p>
      <text:p text:style-name="P13"/>
      <text:p text:style-name="P13">##code</text:p>
      <text:p text:style-name="P13"/>
      <text:p text:style-name="P14">Image preloading</text:p>
      <text:p text:style-name="P13"/>
      <text:p text:style-name="P14">Preloading images helps to achieve a smother user-experience without images that are still loading while sliding. </text:p>
      <text:p text:style-name="P14"/>
      <text:p text:style-name="P14">There are different ways to preload an image but in our case its the best doing this in JavaScript.</text:p>
      <text:p text:style-name="P14"/>
      <text:p text:style-name="P14"><text:s text:c="2"/></text:p>
      <text:p text:style-name="P15">We do this by loading an number(in this case 5) of images in an array.</text:p>
      <text:p text:style-name="P15"><text:soft-page-break/>Additional when the amount of pictures is heigh enough that we don’t want to load every image at start due to bad initial loading speed, we can load every action one more. <text:span text:style-name="T4">For this we define this preload function which we are calling in the render function. </text:span></text:p>
      <text:p text:style-name="P15"/>
      <text:p text:style-name="P15">##code </text:p>
      <text:p text:style-name="P15"/>
      <text:p text:style-name="P16">So now we have it. You can see the whole code with some more features here </text:p>
      <text:p text:style-name="P16"/>
      <text:p text:style-name="P16">Thank you for reading and I hoped you appreciated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13:58:30.579697248</meta:creation-date>
    <dc:date>2016-12-14T16:59:10.267846729</dc:date>
    <meta:editing-duration>PT2H1M47S</meta:editing-duration>
    <meta:editing-cycles>9</meta:editing-cycles>
    <meta:generator>LibreOffice/5.2.3.3$Linux_X86_64 LibreOffice_project/20m0$Build-3</meta:generator>
    <meta:document-statistic meta:table-count="0" meta:image-count="0" meta:object-count="0" meta:page-count="3" meta:paragraph-count="45" meta:word-count="564" meta:character-count="3148" meta:non-whitespace-character-count="2614"/>
  </office:meta>
</office:document-meta>
</file>